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d9fa7" officeooo:paragraph-rsid="000d9fa7" style:font-size-asian="10.5pt"/>
    </style:style>
    <style:style style:name="P2" style:family="paragraph" style:parent-style-name="Standard" style:list-style-name="L1">
      <style:text-properties fo:language="pl" fo:country="PL" officeooo:rsid="000d9fa7" officeooo:paragraph-rsid="000d9fa7" style:font-size-asian="1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is klas:</text:p>
      <text:p text:style-name="P1"/>
      <text:list xml:id="list3888461507" text:style-name="L1">
        <text:list-item>
          <text:p text:style-name="P2">Main – zawiera metodę main, w której tworzony jest obiekt gra</text:p>
        </text:list-item>
        <text:list-item>
          <text:p text:style-name="P2">Game – znajduje się w niej główna pętla gry, przechowuje w sobie graczy, plansze;</text:p>
        </text:list-item>
        <text:list-item>
          <text:p text:style-name="P2">odpowiada ogólnie za ustawienie okna gry oraz ruchy graczy</text:p>
        </text:list-item>
        <text:list-item>
          <text:p text:style-name="P2">Board – głównie zawiera planszę na której toczy się gra, odpowiada także za poruszanie pionków i obsługę reakcji gracza (tj. kliknięcia na pionek)</text:p>
        </text:list-item>
        <text:list-item>
          <text:p text:style-name="P2">Field – główna klasa odpowiadająca za pojedyncze pole. Zawiera w sobie m.in. pionek i kolor, również odpowiada za rysowanie pionka</text:p>
        </text:list-item>
        <text:list-item>
          <text:p text:style-name="P2">FieldBase – podklasa Field, określa pole specjalne, którym jest baza z której pionki zaczynają</text:p>
        </text:list-item>
        <text:list-item>
          <text:p text:style-name="P2">FieldNormal – podklasa Field, zwykłe pole po którym poruszają się pionki</text:p>
        </text:list-item>
        <text:list-item>
          <text:p text:style-name="P2">FieldFinish – podklasa Field, ale nie zawiera pionka (jest on zawsze ustawiony na null), jeśli pionek się na nim znajdzie to koordynaty pionka określane są na końcowe; nie rysuje pionków</text:p>
        </text:list-item>
        <text:list-item>
          <text:p text:style-name="P2">Pawn – pionek, zawiera kolor I swoją własną drogę (zależną od koloru), jak i koordynaty na planszy i miejsce w drodze</text:p>
        </text:list-item>
        <text:list-item>
          <text:p text:style-name="P2">Player – gracz, zawiera swoje pionki, kolor i dom pionków</text:p>
        </text:list-item>
        <text:list-item>
          <text:p text:style-name="P2">Home – klasa która skupia w sobie wszystkie cztery pola bazy gracza</text:p>
        </text:list-item>
        <text:list-item>
          <text:p text:style-name="P2">Dice – kostka, generuje losową liczbę z zakresu 1-6 I wyświeta ją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22:28:25.121496156</meta:creation-date>
    <dc:date>2019-06-19T22:40:22.594823716</dc:date>
    <meta:editing-duration>PT11M58S</meta:editing-duration>
    <meta:editing-cycles>1</meta:editing-cycles>
    <meta:document-statistic meta:table-count="0" meta:image-count="0" meta:object-count="0" meta:page-count="1" meta:paragraph-count="13" meta:word-count="190" meta:character-count="1156" meta:non-whitespace-character-count="980"/>
    <meta:generator>LibreOffice/6.0.7.3$Linux_X86_64 LibreOffice_project/00m0$Build-3</meta:generator>
  </office:meta>
</office:document-meta>
</file>